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style:line-height-at-least="0.503cm"/>
    </style:style>
    <style:style style:name="P6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f44747"/>
    </style:style>
    <style:style style:name="T6" style:family="text">
      <style:text-properties fo:color="#c586c0"/>
    </style:style>
    <style:style style:name="T7" style:family="text">
      <style:text-properties fo:color="#dcdcaa"/>
    </style:style>
    <style:style style:name="T8" style:family="text">
      <style:text-properties fo:color="#d7ba7d"/>
    </style:style>
    <style:style style:name="T9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ORMULARIO DNS_PHP</text:p>
      <text:p text:style-name="Text_20_body"/>
      <text:p text:style-name="P1"><text:span text:style-name="T1">&lt;</text:span><text:span text:style-name="T2">html</text:span><text:span text:style-name="T1">&gt;</text:span></text:p>
      <text:p text:style-name="P2"><text:span text:style-name="T1">&lt;</text:span><text:span text:style-name="T2">head</text:span><text:span text:style-name="T1">&gt;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form</text:span> <text:span text:style-name="T3">method</text:span>=<text:span text:style-name="T4">"post"</text:span> <text:span text:style-name="T3">action</text:span>=<text:span text:style-name="T4">""</text:span><text:span text:style-name="T1">&gt;</text:span></text:p>
      <text:p text:style-name="P2">Nombre de la zona: 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nombre"</text:span><text:span text:style-name="T1">&gt;&lt;</text:span><text:span text:style-name="T2">br</text:span><text:span text:style-name="T1">&gt;</text:span></text:p>
      <text:p text:style-name="P2">EMAIL: 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email1"</text:span><text:span text:style-name="T1">&gt;</text:span>@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email2"</text:span><text:span text:style-name="T1">&gt;&lt;</text:span><text:span text:style-name="T2">br</text:span><text:span text:style-name="T1">&gt;</text:span></text:p>
      <text:p text:style-name="P2">Máquinas: <text:span text:style-name="T1">&lt;</text:span><text:span text:style-name="T2">br</text:span><text:span text:style-name="T1">&gt;</text:span></text:p>
      <text:p text:style-name="P2"><text:span text:style-name="T1">&lt;</text:span><text:span text:style-name="T2">table</text:span> <text:span text:style-name="T5">border</text:span>=<text:span text:style-name="T4">"1"</text:span><text:span text:style-name="T1">&gt;</text:span></text:p>
      <text:p text:style-name="P2"><text:span text:style-name="T1">&lt;</text:span><text:span text:style-name="T2">tr</text:span><text:span text:style-name="T1">&gt;</text:span></text:p>
      <text:p text:style-name="P2"><text:span text:style-name="T1">&lt;</text:span><text:span text:style-name="T2">td</text:span><text:span text:style-name="T1">&gt;</text:span>Nombre<text:span text:style-name="T1">&lt;/</text:span><text:span text:style-name="T2">td</text:span><text:span text:style-name="T1">&gt;&lt;</text:span><text:span text:style-name="T2">td</text:span><text:span text:style-name="T1">&gt;</text:span>Tipo<text:span text:style-name="T1">&lt;/</text:span><text:span text:style-name="T2">td</text:span><text:span text:style-name="T1">&gt;&lt;</text:span><text:span text:style-name="T2">td</text:span><text:span text:style-name="T1">&gt;</text:span>Direccion<text:span text:style-name="T1">&lt;/</text:span><text:span text:style-name="T2">td</text:span><text:span text:style-name="T1">&gt;</text:span></text:p>
      <text:p text:style-name="P2"><text:span text:style-name="T1">&lt;/</text:span><text:span text:style-name="T2">tr</text:span><text:span text:style-name="T1">&gt;</text:span></text:p>
      <text:p text:style-name="P2"><text:span text:style-name="T1">&lt;</text:span><text:span text:style-name="T2">tr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n1"</text:span><text:span text:style-name="T1">&gt;&lt;/</text:span><text:span text:style-name="T2">td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select</text:span> <text:span text:style-name="T3">name</text:span>=<text:span text:style-name="T4">"t1"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NS"</text:span><text:span text:style-name="T1">&gt;</text:span>NS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A"</text:span><text:span text:style-name="T1">&gt;</text:span>A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CNAME"</text:span><text:span text:style-name="T1">&gt;</text:span>CNAME<text:span text:style-name="T1">&lt;/</text:span><text:span text:style-name="T2">option</text:span><text:span text:style-name="T1">&gt;</text:span></text:p>
      <text:p text:style-name="P2"><text:span text:style-name="T1">&lt;/</text:span><text:span text:style-name="T2">select</text:span><text:span text:style-name="T1">&gt;&lt;/</text:span><text:span text:style-name="T2">td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d1"</text:span><text:span text:style-name="T1">&gt;&lt;/</text:span><text:span text:style-name="T2">td</text:span><text:span text:style-name="T1">&gt;</text:span></text:p>
      <text:p text:style-name="P2"><text:span text:style-name="T1">&lt;/</text:span><text:span text:style-name="T2">tr</text:span><text:span text:style-name="T1">&gt;</text:span></text:p>
      <text:p text:style-name="P2"><text:span text:style-name="T1">&lt;</text:span><text:span text:style-name="T2">tr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n2"</text:span><text:span text:style-name="T1">&gt;&lt;/</text:span><text:span text:style-name="T2">td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select</text:span> <text:span text:style-name="T3">name</text:span>=<text:span text:style-name="T4">"t2"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NS"</text:span><text:span text:style-name="T1">&gt;</text:span>NS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A"</text:span><text:span text:style-name="T1">&gt;</text:span>A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CNAME"</text:span><text:span text:style-name="T1">&gt;</text:span>CNAME<text:span text:style-name="T1">&lt;/</text:span><text:span text:style-name="T2">option</text:span><text:span text:style-name="T1">&gt;</text:span></text:p>
      <text:p text:style-name="P2"><text:span text:style-name="T1">&lt;/</text:span><text:span text:style-name="T2">select</text:span><text:span text:style-name="T1">&gt;&lt;/</text:span><text:span text:style-name="T2">td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d2"</text:span><text:span text:style-name="T1">&gt;&lt;/</text:span><text:span text:style-name="T2">td</text:span><text:span text:style-name="T1">&gt;</text:span></text:p>
      <text:p text:style-name="P2"><text:span text:style-name="T1">&lt;/</text:span><text:span text:style-name="T2">tr</text:span><text:span text:style-name="T1">&gt;</text:span></text:p>
      <text:p text:style-name="P2"><text:span text:style-name="T1">&lt;</text:span><text:span text:style-name="T2">tr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n3"</text:span><text:span text:style-name="T1">&gt;&lt;/</text:span><text:span text:style-name="T2">td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select</text:span> <text:span text:style-name="T3">name</text:span>=<text:span text:style-name="T4">"t3"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NS"</text:span><text:span text:style-name="T1">&gt;</text:span>NS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A"</text:span><text:span text:style-name="T1">&gt;</text:span>A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CNAME"</text:span><text:span text:style-name="T1">&gt;</text:span>CNAME<text:span text:style-name="T1">&lt;/</text:span><text:span text:style-name="T2">option</text:span><text:span text:style-name="T1">&gt;</text:span></text:p>
      <text:p text:style-name="P2"><text:span text:style-name="T1">&lt;/</text:span><text:span text:style-name="T2">select</text:span><text:span text:style-name="T1">&gt;&lt;/</text:span><text:span text:style-name="T2">td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d3"</text:span><text:span text:style-name="T1">&gt;&lt;/</text:span><text:span text:style-name="T2">td</text:span><text:span text:style-name="T1">&gt;</text:span></text:p>
      <text:p text:style-name="P2"><text:span text:style-name="T1">&lt;/</text:span><text:span text:style-name="T2">tr</text:span><text:span text:style-name="T1">&gt;</text:span></text:p>
      <text:p text:style-name="P2"><text:span text:style-name="T1">&lt;</text:span><text:span text:style-name="T2">tr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n4"</text:span><text:span text:style-name="T1">&gt;&lt;/</text:span><text:span text:style-name="T2">td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select</text:span> <text:span text:style-name="T3">name</text:span>=<text:span text:style-name="T4">"t4"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NS"</text:span><text:span text:style-name="T1">&gt;</text:span>NS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A"</text:span><text:span text:style-name="T1">&gt;</text:span>A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CNAME"</text:span><text:span text:style-name="T1">&gt;</text:span>CNAME<text:span text:style-name="T1">&lt;/</text:span><text:span text:style-name="T2">option</text:span><text:span text:style-name="T1">&gt;</text:span></text:p>
      <text:p text:style-name="P2"><text:span text:style-name="T1">&lt;/</text:span><text:span text:style-name="T2">select</text:span><text:span text:style-name="T1">&gt;&lt;/</text:span><text:span text:style-name="T2">td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d4"</text:span><text:span text:style-name="T1">&gt;&lt;/</text:span><text:span text:style-name="T2">td</text:span><text:span text:style-name="T1">&gt;</text:span></text:p>
      <text:p text:style-name="P2"><text:soft-page-break/><text:span text:style-name="T1">&lt;/</text:span><text:span text:style-name="T2">tr</text:span><text:span text:style-name="T1">&gt;</text:span></text:p>
      <text:p text:style-name="P2"><text:span text:style-name="T1">&lt;/</text:span><text:span text:style-name="T2">table</text:span><text:span text:style-name="T1">&gt;&lt;</text:span><text:span text:style-name="T2">br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submit"</text:span> <text:span text:style-name="T3">name</text:span>=<text:span text:style-name="T4">"enviar"</text:span> <text:span text:style-name="T3">value</text:span>=<text:span text:style-name="T4">"enviar"</text:span><text:span text:style-name="T1">&gt;</text:span></text:p>
      <text:p text:style-name="P2"><text:span text:style-name="T1">&lt;/</text:span><text:span text:style-name="T2">form</text:span><text:span text:style-name="T1">&gt;</text:span></text:p>
      <text:p text:style-name="P4"/>
      <text:p text:style-name="P3">&lt;?php</text:p>
      <text:p text:style-name="P2"><text:span text:style-name="T6">if</text:span> (<text:span text:style-name="T7">isset</text:span>(<text:span text:style-name="T3">$_REQUEST</text:span>[<text:span text:style-name="T4">'enviar'</text:span>])){</text:p>
      <text:p text:style-name="P2"><text:span text:style-name="T3">$file</text:span>=<text:span text:style-name="T4">"../../../etc/bind/named.conf.local"</text:span>;</text:p>
      <text:p text:style-name="P2"><text:span text:style-name="T3">$texto</text:span>=<text:span text:style-name="T4">"zone </text:span><text:span text:style-name="T8">\"</text:span><text:span text:style-name="T3">$_REQUEST</text:span><text:span text:style-name="T4">[nombre]</text:span><text:span text:style-name="T8">\"</text:span><text:span text:style-name="T4"> {</text:span><text:span text:style-name="T8">\n</text:span><text:span text:style-name="T4">type master;</text:span><text:span text:style-name="T8">\n</text:span><text:span text:style-name="T4">file </text:span><text:span text:style-name="T8">\"</text:span><text:span text:style-name="T4">/etc/bind/formu.conf</text:span><text:span text:style-name="T8">\"</text:span><text:span text:style-name="T4">;</text:span><text:span text:style-name="T8">\n</text:span><text:span text:style-name="T4">};"</text:span> ;</text:p>
      <text:p text:style-name="P2"><text:span text:style-name="T3">$fp</text:span> = <text:span text:style-name="T7">fopen</text:span>(<text:span text:style-name="T3">$file</text:span>, <text:span text:style-name="T4">"w"</text:span>) ;</text:p>
      <text:p text:style-name="P2"><text:span text:style-name="T7">fwrite</text:span>(<text:span text:style-name="T3">$fp</text:span>, <text:span text:style-name="T3">$texto</text:span>);</text:p>
      <text:p text:style-name="P2"><text:span text:style-name="T7">fclose</text:span>(<text:span text:style-name="T3">$fp</text:span>);</text:p>
      <text:p text:style-name="P4"/>
      <text:p text:style-name="P2"><text:span text:style-name="T3">$control</text:span>=<text:span text:style-name="T7">array</text:span>(<text:span text:style-name="T3">$_REQUEST</text:span>[<text:span text:style-name="T4">'n1'</text:span>], <text:span text:style-name="T3">$_REQUEST</text:span>[<text:span text:style-name="T4">'n2'</text:span>], <text:span text:style-name="T3">$_REQUEST</text:span>[<text:span text:style-name="T4">'n3'</text:span>], <text:span text:style-name="T3">$_REQUEST</text:span>[<text:span text:style-name="T4">'n4'</text:span>]);</text:p>
      <text:p text:style-name="P2"><text:span text:style-name="T3">$contador</text:span>=<text:span text:style-name="T9">0</text:span>;</text:p>
      <text:p text:style-name="P2"><text:span text:style-name="T6">for</text:span> (<text:span text:style-name="T3">$i</text:span>=<text:span text:style-name="T9">0</text:span>; <text:span text:style-name="T3">$i</text:span>&lt;<text:span text:style-name="T9">4</text:span>; <text:span text:style-name="T3">$i</text:span>++){</text:p>
      <text:p text:style-name="P2"><text:span text:style-name="T6">if</text:span> (<text:span text:style-name="T3">$control</text:span>[<text:span text:style-name="T3">$i</text:span>]!=<text:span text:style-name="T4">""</text:span>){</text:p>
      <text:p text:style-name="P2"><text:span text:style-name="T3">$contador</text:span>=<text:span text:style-name="T3">$contador</text:span>+<text:span text:style-name="T9">1</text:span>;</text:p>
      <text:p text:style-name="P2">}</text:p>
      <text:p text:style-name="P2">}</text:p>
      <text:p text:style-name="P2"><text:span text:style-name="T6">if</text:span> (<text:span text:style-name="T3">$contador</text:span> == <text:span text:style-name="T9">1</text:span>){</text:p>
      <text:p text:style-name="P2"><text:span text:style-name="T3">$file</text:span>=<text:span text:style-name="T4">"../../../etc/bind/formu.conf"</text:span>;</text:p>
      <text:p text:style-name="P2"><text:span text:style-name="T3">$texto</text:span>=<text:span text:style-name="T4">"</text:span><text:span text:style-name="T8">\$</text:span><text:span text:style-name="T4">TTL 604800</text:span><text:span text:style-name="T8">\n</text:span><text:span text:style-name="T4">@ IN SOA </text:span><text:span text:style-name="T3">$_REQUEST</text:span><text:span text:style-name="T4">[nombre]. </text:span><text:span text:style-name="T3">$_REQUEST</text:span><text:span text:style-name="T4">[email1].</text:span><text:span text:style-name="T3">$_REQUEST</text:span><text:span text:style-name="T4">[email2]. (</text:span><text:span text:style-name="T8">\n</text:span><text:span text:style-name="T4">2 ; Serial</text:span><text:span text:style-name="T8">\n</text:span><text:span text:style-name="T4">604800 ; Refresh</text:span><text:span text:style-name="T8">\n</text:span><text:span text:style-name="T4">86400 ; Retry</text:span><text:span text:style-name="T8">\n</text:span><text:span text:style-name="T4">2419200 ; Expire</text:span><text:span text:style-name="T8">\n</text:span><text:span text:style-name="T4">604800 ) ; Negative Cache TTL </text:span><text:span text:style-name="T8">\n</text:span><text:span text:style-name="T4">;</text:span><text:span text:style-name="T8">\n</text:span><text:span text:style-name="T4">@ IN NS </text:span><text:span text:style-name="T3">$_REQUEST</text:span><text:span text:style-name="T4">[nombre].</text:span><text:span text:style-name="T8">\n</text:span><text:span text:style-name="T3">$_REQUEST</text:span><text:span text:style-name="T4">[n1] IN </text:span><text:span text:style-name="T3">$_REQUEST</text:span><text:span text:style-name="T4">[t1] </text:span><text:span text:style-name="T3">$_REQUEST</text:span><text:span text:style-name="T4">[d1]"</text:span> ;</text:p>
      <text:p text:style-name="P2"><text:span text:style-name="T3">$fp</text:span> = <text:span text:style-name="T7">fopen</text:span>(<text:span text:style-name="T3">$file</text:span>, <text:span text:style-name="T4">"w"</text:span>) ;</text:p>
      <text:p text:style-name="P2"><text:span text:style-name="T7">fwrite</text:span>(<text:span text:style-name="T3">$fp</text:span>, <text:span text:style-name="T3">$texto</text:span>);</text:p>
      <text:p text:style-name="P2"><text:span text:style-name="T7">fclose</text:span>(<text:span text:style-name="T3">$fp</text:span>);</text:p>
      <text:p text:style-name="P2">}</text:p>
      <text:p text:style-name="P4"/>
      <text:p text:style-name="P2"><text:span text:style-name="T6">if</text:span> (<text:span text:style-name="T3">$contador</text:span> == <text:span text:style-name="T9">2</text:span>){</text:p>
      <text:p text:style-name="P2"><text:span text:style-name="T3">$file</text:span>=<text:span text:style-name="T4">"../../../etc/bind/formu.conf"</text:span>;</text:p>
      <text:p text:style-name="P2"><text:span text:style-name="T3">$texto</text:span>=<text:span text:style-name="T4">"</text:span><text:span text:style-name="T8">\$</text:span><text:span text:style-name="T4">TTL 604800</text:span><text:span text:style-name="T8">\n</text:span><text:span text:style-name="T4">@ IN SOA </text:span><text:span text:style-name="T3">$_REQUEST</text:span><text:span text:style-name="T4">[nombre]. </text:span><text:span text:style-name="T3">$_REQUEST</text:span><text:span text:style-name="T4">[email1].</text:span><text:span text:style-name="T3">$_REQUEST</text:span><text:span text:style-name="T4">[email2]. (</text:span><text:span text:style-name="T8">\n</text:span><text:span text:style-name="T4">2 ; Serial</text:span><text:span text:style-name="T8">\n</text:span><text:span text:style-name="T4">604800 ; Refresh</text:span><text:span text:style-name="T8">\n</text:span><text:span text:style-name="T4">86400 ; Retry</text:span><text:span text:style-name="T8">\n</text:span><text:span text:style-name="T4">2419200 ; Expire</text:span><text:span text:style-name="T8">\n</text:span><text:span text:style-name="T4">604800 ) ; Negative Cache TTL </text:span><text:span text:style-name="T8">\n</text:span><text:span text:style-name="T4">;</text:span><text:span text:style-name="T8">\n</text:span><text:span text:style-name="T4">@ IN NS </text:span><text:span text:style-name="T3">$_REQUEST</text:span><text:span text:style-name="T4">[nombre].</text:span><text:span text:style-name="T8">\n</text:span><text:span text:style-name="T3">$_REQUEST</text:span><text:span text:style-name="T4">[n1] IN </text:span><text:span text:style-name="T3">$_REQUEST</text:span><text:span text:style-name="T4">[t1] </text:span><text:span text:style-name="T3">$_REQUEST</text:span><text:span text:style-name="T4">[d1]</text:span><text:span text:style-name="T8">\n</text:span><text:span text:style-name="T3">$_REQUEST</text:span><text:span text:style-name="T4">[n2] IN </text:span><text:span text:style-name="T3">$_REQUEST</text:span><text:span text:style-name="T4">[t2] </text:span><text:span text:style-name="T3">$_REQUEST</text:span><text:span text:style-name="T4">[d2]"</text:span> ; </text:p>
      <text:p text:style-name="P2"><text:span text:style-name="T3">$fp</text:span> = <text:span text:style-name="T7">fopen</text:span>(<text:span text:style-name="T3">$file</text:span>, <text:span text:style-name="T4">"w"</text:span>) ;</text:p>
      <text:p text:style-name="P2"><text:span text:style-name="T7">fwrite</text:span>(<text:span text:style-name="T3">$fp</text:span>, <text:span text:style-name="T3">$texto</text:span>);</text:p>
      <text:p text:style-name="P2"><text:span text:style-name="T7">fclose</text:span>(<text:span text:style-name="T3">$fp</text:span>);</text:p>
      <text:p text:style-name="P2">}</text:p>
      <text:p text:style-name="P4"/>
      <text:p text:style-name="P2"><text:span text:style-name="T6">if</text:span> (<text:span text:style-name="T3">$contador</text:span> == <text:span text:style-name="T9">3</text:span> ){</text:p>
      <text:p text:style-name="P2"><text:span text:style-name="T3">$file</text:span>=<text:span text:style-name="T4">"../../../etc/bind/formu.conf"</text:span>;</text:p>
      <text:p text:style-name="P2"><text:span text:style-name="T3">$texto</text:span>=<text:span text:style-name="T4">"</text:span><text:span text:style-name="T8">\$</text:span><text:span text:style-name="T4">TTL 604800</text:span><text:span text:style-name="T8">\n</text:span><text:span text:style-name="T4">@ IN SOA </text:span><text:span text:style-name="T3">$_REQUEST</text:span><text:span text:style-name="T4">[nombre]. </text:span><text:span text:style-name="T3">$_REQUEST</text:span><text:span text:style-name="T4">[email1].</text:span><text:span text:style-name="T3">$_REQUEST</text:span><text:span text:style-name="T4">[email2]. (</text:span><text:span text:style-name="T8">\n</text:span><text:span text:style-name="T4">2 ; Serial</text:span><text:span text:style-name="T8">\n</text:span><text:span text:style-name="T4">604800 ; Refresh</text:span><text:span text:style-name="T8">\n</text:span><text:span text:style-name="T4">86400 ; Retry</text:span><text:span text:style-name="T8">\n</text:span><text:span text:style-name="T4">2419200 ; Expire</text:span><text:span text:style-name="T8">\n</text:span><text:span text:style-name="T4">604800 ) ; Negative Cache TTL </text:span><text:span text:style-name="T8">\n</text:span><text:span text:style-name="T4">;</text:span><text:span text:style-name="T8">\n</text:span><text:span text:style-name="T4">@ IN NS </text:span><text:span text:style-name="T3">$_REQUEST</text:span><text:span text:style-name="T4">[nombre].</text:span><text:span text:style-name="T8">\n</text:span><text:span text:style-name="T3">$_REQUEST</text:span><text:span text:style-name="T4">[n1] IN </text:span><text:span text:style-name="T3">$_REQUEST</text:span><text:span text:style-name="T4">[t1] </text:span><text:span text:style-name="T3">$_REQUEST</text:span><text:span text:style-name="T4">[d1]</text:span><text:span text:style-name="T8">\n</text:span><text:span text:style-name="T3">$_REQUEST</text:span><text:span text:style-name="T4">[n2] IN </text:span><text:span text:style-name="T3">$_REQUEST</text:span><text:span text:style-name="T4">[t2] </text:span><text:span text:style-name="T3">$_REQUEST</text:span><text:span text:style-name="T4">[d2]</text:span><text:span text:style-name="T8">\n</text:span><text:span text:style-name="T3">$_REQUEST</text:span><text:span text:style-name="T4">[n3] IN </text:span><text:span text:style-name="T3">$_REQUEST</text:span><text:span text:style-name="T4">[t3] </text:span><text:span text:style-name="T3">$_REQUEST</text:span><text:span text:style-name="T4">[d3] "</text:span> ; </text:p>
      <text:p text:style-name="P2"><text:span text:style-name="T3">$fp</text:span> = <text:span text:style-name="T7">fopen</text:span>(<text:span text:style-name="T3">$file</text:span>, <text:span text:style-name="T4">"w"</text:span>) ;</text:p>
      <text:p text:style-name="P2"><text:span text:style-name="T7">fwrite</text:span>(<text:span text:style-name="T3">$fp</text:span>, <text:span text:style-name="T3">$texto</text:span>);</text:p>
      <text:p text:style-name="P2"><text:soft-page-break/><text:span text:style-name="T7">fclose</text:span>(<text:span text:style-name="T3">$fp</text:span>);</text:p>
      <text:p text:style-name="P2">}</text:p>
      <text:p text:style-name="P2"><text:span text:style-name="T6">if</text:span> (<text:span text:style-name="T3">$contador</text:span> == <text:span text:style-name="T9">4</text:span> ){</text:p>
      <text:p text:style-name="P2"><text:span text:style-name="T3">$file</text:span>=<text:span text:style-name="T4">"../../../etc/bind/formu.conf"</text:span>;</text:p>
      <text:p text:style-name="P2"><text:span text:style-name="T3">$texto</text:span>=<text:span text:style-name="T4">"</text:span><text:span text:style-name="T8">\$</text:span><text:span text:style-name="T4">TTL 604800</text:span><text:span text:style-name="T8">\n</text:span><text:span text:style-name="T4">@ IN SOA </text:span><text:span text:style-name="T3">$_REQUEST</text:span><text:span text:style-name="T4">[nombre]. </text:span><text:span text:style-name="T3">$_REQUEST</text:span><text:span text:style-name="T4">[email1].</text:span><text:span text:style-name="T3">$_REQUEST</text:span><text:span text:style-name="T4">[email2]. (</text:span><text:span text:style-name="T8">\n</text:span><text:span text:style-name="T4">2 ; Serial</text:span><text:span text:style-name="T8">\n</text:span><text:span text:style-name="T4">604800 ; Refresh</text:span><text:span text:style-name="T8">\n</text:span><text:span text:style-name="T4">86400 ; Retry</text:span><text:span text:style-name="T8">\n</text:span><text:span text:style-name="T4">2419200 ; Expire</text:span><text:span text:style-name="T8">\n</text:span><text:span text:style-name="T4">604800 ) ; Negative Cache TTL </text:span><text:span text:style-name="T8">\n</text:span><text:span text:style-name="T4">;</text:span><text:span text:style-name="T8">\n</text:span><text:span text:style-name="T4">@ IN NS </text:span><text:span text:style-name="T3">$_REQUEST</text:span><text:span text:style-name="T4">[nombre].</text:span><text:span text:style-name="T8">\n</text:span><text:span text:style-name="T3">$_REQUEST</text:span><text:span text:style-name="T4">[n1] IN </text:span><text:span text:style-name="T3">$_REQUEST</text:span><text:span text:style-name="T4">[t1] </text:span><text:span text:style-name="T3">$_REQUEST</text:span><text:span text:style-name="T4">[d1]</text:span><text:span text:style-name="T8">\n</text:span><text:span text:style-name="T3">$_REQUEST</text:span><text:span text:style-name="T4">[n2] IN </text:span><text:span text:style-name="T3">$_REQUEST</text:span><text:span text:style-name="T4">[t2] </text:span><text:span text:style-name="T3">$_REQUEST</text:span><text:span text:style-name="T4">[d2]</text:span><text:span text:style-name="T8">\n</text:span><text:span text:style-name="T3">$_REQUEST</text:span><text:span text:style-name="T4">[n3] IN </text:span><text:span text:style-name="T3">$_REQUEST</text:span><text:span text:style-name="T4">[t3] </text:span><text:span text:style-name="T3">$_REQUEST</text:span><text:span text:style-name="T4">[d3]</text:span><text:span text:style-name="T8">\n</text:span><text:span text:style-name="T3">$_REQUEST</text:span><text:span text:style-name="T4">[n4] IN </text:span><text:span text:style-name="T3">$_REQUEST</text:span><text:span text:style-name="T4">[t4] </text:span><text:span text:style-name="T3">$_REQUEST</text:span><text:span text:style-name="T4">[d4] "</text:span> ; </text:p>
      <text:p text:style-name="P2"><text:span text:style-name="T3">$fp</text:span> = <text:span text:style-name="T7">fopen</text:span>(<text:span text:style-name="T3">$file</text:span>, <text:span text:style-name="T4">"w"</text:span>) ;</text:p>
      <text:p text:style-name="P2"><text:span text:style-name="T7">fwrite</text:span>(<text:span text:style-name="T3">$fp</text:span>, <text:span text:style-name="T3">$texto</text:span>);</text:p>
      <text:p text:style-name="P2"><text:span text:style-name="T7">fclose</text:span>(<text:span text:style-name="T3">$fp</text:span>);</text:p>
      <text:p text:style-name="P2">}</text:p>
      <text:p text:style-name="P4"/>
      <text:p text:style-name="P2"><text:span text:style-name="T7">shell_exec</text:span>(<text:span text:style-name="T4">"sudo systemctl restart bind9"</text:span>);</text:p>
      <text:p text:style-name="P4"/>
      <text:p text:style-name="P2">}</text:p>
      <text:p text:style-name="P3">?&gt;</text:p>
      <text:p text:style-name="P5"/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12:17:36.572536376</meta:creation-date>
    <dc:date>2021-12-02T13:02:14.871237286</dc:date>
    <meta:editing-duration>PT2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98" meta:word-count="332" meta:character-count="3468" meta:non-whitespace-character-count="3231"/>
  </office:meta>
</office:document-meta>
</file>